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andoc Lua Filters</text:p>
      <text:p text:style-name="Author">Albert Krewinkel</text:p>
      <text:p text:style-name="Author">John MacFarlane</text:p>
      <text:p text:style-name="Date">January 10, 2020</text:p>
      <text:h text:style-name="Heading_20_1" text:outline-level="1"><text:bookmark-start text:name="introduction"/>Introduction<text:bookmark-end text:name="introduction"/></text:h>
      <text:p text:style-name="First_20_paragraph">Pandoc has long supported filters, which allow the pandoc abstract syntax tree (AST) to be manipulated between the parsing and the writing phase. <text:a xlink:type="simple" xlink:href="https://pandoc.org/filters.html" office:name=""><text:span text:style-name="Definition">Traditional pandoc filters</text:span></text:a> accept a JSON representation of the pandoc AST and produce an altered JSON representation of the AST. They may be written in any programming language, and invoked from pandoc using the <text:span text:style-name="Source_Text">--filter</text:span> option.</text:p>
      <text:p text:style-name="Text_20_body">Although traditional filters are very flexible, they have a couple of disadvantages. First, there is some overhead in writing JSON to stdout and reading it from stdin (twice, once on each side of the filter). Second, whether a filter will work will depend on details of the user’s environment. A filter may require an interpreter for a certain programming language to be available, as well as a library for manipulating the pandoc AST in JSON form. One cannot simply provide a filter that can be used by anyone who has a certain version of the pandoc executable.</text:p>
      <text:p text:style-name="Text_20_body">Starting with version 2.0, pandoc makes it possible to write filters in Lua without any external dependencies at all. A Lua interpreter (version 5.3) and a Lua library for creating pandoc filters is built into the pandoc executable. Pandoc data types are marshaled to Lua directly, avoiding the overhead of writing JSON to stdout and reading it from stdin.</text:p>
      <text:p text:style-name="Text_20_body">Here is an example of a Lua filter that converts strong emphasis to small caps:</text:p>
      <text:p text:style-name="P1">return {</text:p>
      <text:p text:style-name="P2"><text:s text:c="2"/>{</text:p>
      <text:p text:style-name="P3"><text:s text:c="4"/>Strong = function (elem)</text:p>
      <text:p text:style-name="P4"><text:s text:c="6"/>return pandoc.SmallCaps(elem.c)</text:p>
      <text:p text:style-name="P5"><text:s text:c="4"/>end,</text:p>
      <text:p text:style-name="P6"><text:s text:c="2"/>}</text:p>
      <text:p text:style-name="P7">}</text:p>
      <text:p text:style-name="First_20_paragraph">or equivalently,</text:p>
      <text:p text:style-name="P8">function Strong(elem)</text:p>
      <text:p text:style-name="P9"><text:s text:c="2"/>return pandoc.SmallCaps(elem.c)</text:p>
      <text:p text:style-name="P10">end</text:p>
      <text:p text:style-name="First_20_paragraph">This says: walk the AST, and when you find a Strong element, replace it with a SmallCaps element with the same content.</text:p>
      <text:p text:style-name="Text_20_body">To run it, save it in a file, say <text:span text:style-name="Source_Text">smallcaps.lua</text:span>, and invoke pandoc with <text:span text:style-name="Source_Text">--lua-filter=smallcaps.lua</text:span>.</text:p>
      <text:p text:style-name="Text_20_body">Here’s a quick performance comparison, converting the pandoc manual (MANUAL.txt) to HTML, with versions of the same JSON filter written in compiled Haskell (<text:span text:style-name="Source_Text">smallcaps</text:span>) and interpreted Python (<text:span text:style-name="Source_Text">smallcaps.py</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Command</text:p>
            </table:table-cell>
            <table:table-cell table:style-name="TableHeaderRowCell" office:value-type="string">
              <text:p text:style-name="Table_20_Heading">Time</text:p>
            </table:table-cell>
          </table:table-row>
        </table:table-header-rows>
        <table:table-row>
          <table:table-cell table:style-name="TableRowCell" office:value-type="string">
            <text:p text:style-name="Table_20_Contents"><text:span text:style-name="Source_Text">pandoc</text:span></text:p>
          </table:table-cell>
          <table:table-cell table:style-name="TableRowCell" office:value-type="string">
            <text:p text:style-name="Table_20_Contents">1.01s</text:p>
          </table:table-cell>
        </table:table-row>
        <table:table-row>
          <table:table-cell table:style-name="TableRowCell" office:value-type="string">
            <text:p text:style-name="Table_20_Contents"><text:span text:style-name="Source_Text">pandoc --filter ./smallcaps</text:span></text:p>
          </table:table-cell>
          <table:table-cell table:style-name="TableRowCell" office:value-type="string">
            <text:p text:style-name="Table_20_Contents">1.36s</text:p>
          </table:table-cell>
        </table:table-row>
        <table:table-row>
          <table:table-cell table:style-name="TableRowCell" office:value-type="string">
            <text:p text:style-name="Table_20_Contents"><text:span text:style-name="Source_Text">pandoc --filter ./smallcaps.py</text:span></text:p>
          </table:table-cell>
          <table:table-cell table:style-name="TableRowCell" office:value-type="string">
            <text:p text:style-name="Table_20_Contents">1.40s</text:p>
          </table:table-cell>
        </table:table-row>
        <table:table-row>
          <table:table-cell table:style-name="TableRowCell" office:value-type="string">
            <text:p text:style-name="Table_20_Contents"><text:span text:style-name="Source_Text">pandoc --lua-filter ./smallcaps.lua</text:span></text:p>
          </table:table-cell>
          <table:table-cell table:style-name="TableRowCell" office:value-type="string">
            <text:p text:style-name="Table_20_Contents">1.03s</text:p>
          </table:table-cell>
        </table:table-row>
      </table:table>
      <text:p text:style-name="First_20_paragraph">As you can see, the Lua filter avoids the substantial overhead associated with marshaling to and from JSON over a pipe.</text:p>
      <text:h text:style-name="Heading_20_1" text:outline-level="1"><text:bookmark-start text:name="lua-filter-structure"/>Lua filter structure<text:bookmark-end text:name="lua-filter-structure"/></text:h>
      <text:p text:style-name="First_20_paragraph">Lua filters are tables with element names as keys and values consisting of functions acting on those elements.</text:p>
      <text:p text:style-name="Text_20_body">Filters are expected to be put into separate files and are passed via the <text:span text:style-name="Source_Text">--lua-filter</text:span> command-line argument. For example, if a filter is defined in a file <text:span text:style-name="Source_Text">current-date.lua</text:span>, then it would be applied like this:</text:p>
      <text:p text:style-name="P11">pandoc --lua-filter=current-date.lua -f markdown MANUAL.txt</text:p>
      <text:p text:style-name="First_20_paragraph">The <text:span text:style-name="Source_Text">--lua-filter</text:span> option may be supplied multiple times. Pandoc applies all filters (including JSON filters specified via <text:span text:style-name="Source_Text">--filter</text:span> and Lua filters specified via <text:span text:style-name="Source_Text">--lua-filter</text:span>) in the order they appear on the command line.</text:p>
      <text:p text:style-name="Text_20_body">Pandoc expects each Lua file to return a list of filters. The filters in that list are called sequentially, each on the result of the previous filter. If there is no value returned by the filter script, then pandoc will try to generate a single filter by collecting all top-level functions whose names correspond to those of pandoc elements (e.g., <text:span text:style-name="Source_Text">Str</text:span>, <text:span text:style-name="Source_Text">Para</text:span>, <text:span text:style-name="Source_Text">Meta</text:span>, or <text:span text:style-name="Source_Text">Pandoc</text:span>). (That is why the two examples above are equivalent.)</text:p>
      <text:p text:style-name="Text_20_body">For each filter, the document is traversed and each element subjected to the filter. Elements for which the filter contains an entry (i.e. a function of the same name) are passed to Lua element filtering function. In other words, filter entries will be called for each corresponding element in the document, getting the respective element as input.</text:p>
      <text:p text:style-name="Text_20_body">The return value of a filter function must be one of the following:</text:p>
      <text:list text:style-name="L1">
        <text:list-item>
          <text:p text:style-name="P12">nil: this means that the object should remain unchanged.</text:p>
        </text:list-item>
        <text:list-item>
          <text:p text:style-name="P12">a pandoc object: this must be of the same type as the input and will replace the original object.</text:p>
        </text:list-item>
        <text:list-item>
          <text:p text:style-name="P12">a list of pandoc objects: these will replace the original object; the list is merged with the neighbors of the original objects (spliced into the list the original object belongs to); returning an empty list deletes the object.</text:p>
        </text:list-item>
      </text:list>
      <text:p text:style-name="First_20_paragraph">The function’s output must result in an element of the same type as the input. This means a filter function acting on an inline element must return either nil, an inline, or a list of inlines, and a function filtering a block element must return one of nil, a block, or a list of block elements. Pandoc will throw an error if this condition is violated.</text:p>
      <text:p text:style-name="Text_20_body">If there is no function matching the element’s node type, then the filtering system will look for a more general fallback function. Two fallback functions are supported, <text:span text:style-name="Source_Text">Inline</text:span> and <text:span text:style-name="Source_Text">Block</text:span>. Each matches elements of the respective type.</text:p>
      <text:p text:style-name="Text_20_body">Elements without matching functions are left untouched.</text:p>
      <text:p text:style-name="Text_20_body">See <text:a xlink:type="simple" xlink:href="#module-pandoc" office:name=""><text:span text:style-name="Definition">module documentation</text:span></text:a> for a list of pandoc elements.</text:p>
      <text:h text:style-name="Heading_20_2" text:outline-level="2"><text:bookmark-start text:name="filters-on-element-sequences"/>Filters on element sequences<text:bookmark-end text:name="filters-on-element-sequences"/></text:h>
      <text:p text:style-name="First_20_paragraph">For some filtering tasks, it is necessary to know the order in which elements occur in the document. It is not enough then to inspect a single element at a time.</text:p>
      <text:p text:style-name="Text_20_body">There are two special function names, which can be used to define filters on lists of blocks or lists of inlines.</text:p>
      <text:p text:style-name="Definition_20_Term_20_Tight"><text:bookmark-start text:name="inlines-filter"/><text:span text:style-name="Source_Text">Inlines (inlines)</text:span><text:bookmark-end text:name="inlines-filter"/></text:p>
      <text:p text:style-name="Definition_20_Definition_20_Tight">If present in a filter, this function will be called on all lists of inline elements, like the content of a [Para] (paragraph) block, or the description of an [Image]. The <text:span text:style-name="Source_Text">inlines</text:span> argument passed to the function will be a [List] of [Inline] elements for each call.</text:p>
      <text:p text:style-name="Definition_20_Term_20_Tight"><text:bookmark-start text:name="blocks-filter"/><text:span text:style-name="Source_Text">Blocks (blocks)</text:span><text:bookmark-end text:name="blocks-filter"/></text:p>
      <text:p text:style-name="Definition_20_Definition_20_Tight">If present in a filter, this function will be called on all lists of block elements, like the content of a [MetaBlocks] meta element block, on each item of a list, and the main content of the [Pandoc] document. The <text:span text:style-name="Source_Text">blocks</text:span> argument passed to the function will be a [List] of [Block] elements for each call.</text:p>
      <text:p text:style-name="First_20_paragraph">These filter functions are special in that the result must either be nil, in which case the list is left unchanged, or must be a list of the correct type, i.e., the same type as the input argument. Single elements are <text:span text:style-name="T1">not</text:span> allowed as return values, as a single element in this context usually hints at a bug.</text:p>
      <text:p text:style-name="Text_20_body">See <text:a xlink:type="simple" xlink:href="#remove-spaces-before-citations" office:name=""><text:span text:style-name="Definition">“Remove spaces before normal citations”</text:span></text:a> for an example.</text:p>
      <text:p text:style-name="Text_20_body">This functionality has been added in pandoc 2.9.2.</text:p>
      <text:h text:style-name="Heading_20_2" text:outline-level="2"><text:bookmark-start text:name="traversal-order"/>Traversal order<text:bookmark-end text:name="traversal-order"/></text:h>
      <text:p text:style-name="First_20_paragraph">The traversal order of filters can be selected by setting the key <text:span text:style-name="Source_Text">traverse</text:span> to either <text:span text:style-name="Source_Text">'topdown'</text:span> or <text:span text:style-name="Source_Text">'typewise'</text:span>; the default is <text:span text:style-name="Source_Text">'typewise'</text:span>.</text:p>
      <text:p text:style-name="Text_20_body">Example:</text:p>
      <text:p text:style-name="P13">local filter = {</text:p>
      <text:p text:style-name="P14"><text:s text:c="2"/>traverse = 'topdown',</text:p>
      <text:p text:style-name="P15"><text:s text:c="2"/>-- ... filter functions ...</text:p>
      <text:p text:style-name="P16">}</text:p>
      <text:p text:style-name="P17">return {filter}</text:p>
      <text:p text:style-name="First_20_paragraph">Support for this was added in pandoc 2.17; previous versions ignore the <text:span text:style-name="Source_Text">traverse</text:span> setting.</text:p>
      <text:h text:style-name="Heading_20_3" text:outline-level="3"><text:bookmark-start text:name="typewise-traversal"/>Typewise traversal<text:bookmark-end text:name="typewise-traversal"/></text:h>
      <text:p text:style-name="First_20_paragraph">Element filter functions within a filter set are called in a fixed order, skipping any which are not present:</text:p>
      <text:list text:style-name="L2">
        <text:list-item>
          <text:p text:style-name="P18">functions for <text:a xlink:type="simple" xlink:href="#type-inline" office:name=""><text:span text:style-name="Definition"><text:span text:style-name="T2">Inline</text:span> elements</text:span></text:a>,</text:p>
        </text:list-item>
        <text:list-item>
          <text:p text:style-name="P18">the <text:a xlink:type="simple" xlink:href="#inlines-filter" office:name=""><text:span text:style-name="Definition"><text:span text:style-name="Source_Text">Inlines</text:span></text:span></text:a> filter function,</text:p>
        </text:list-item>
        <text:list-item>
          <text:p text:style-name="P18">functions for <text:a xlink:type="simple" xlink:href="#type-block" office:name=""><text:span text:style-name="Definition"><text:span text:style-name="T2">Block</text:span> elements</text:span></text:a> ,</text:p>
        </text:list-item>
        <text:list-item>
          <text:p text:style-name="P18">the <text:a xlink:type="simple" xlink:href="#inlines-filter" office:name=""><text:span text:style-name="Definition"><text:span text:style-name="Source_Text">Blocks</text:span></text:span></text:a> filter function,</text:p>
        </text:list-item>
        <text:list-item>
          <text:p text:style-name="P18">the <text:a xlink:type="simple" xlink:href="#type-meta" office:name=""><text:span text:style-name="Definition"><text:span text:style-name="Source_Text">Meta</text:span></text:span></text:a> filter function, and last</text:p>
        </text:list-item>
        <text:list-item>
          <text:p text:style-name="P18">the <text:a xlink:type="simple" xlink:href="#type-pandoc" office:name=""><text:span text:style-name="Definition"><text:span text:style-name="Source_Text">Pandoc</text:span></text:span></text:a> filter function.</text:p>
        </text:list-item>
      </text:list>
      <text:p text:style-name="First_20_paragraph">It is still possible to force a different order by explicitly returning multiple filter sets. For example, if the filter for <text:span text:style-name="T2">Meta</text:span> is to be run before that for <text:span text:style-name="T2">Str</text:span>, one can write</text:p>
      <text:p text:style-name="P19">-- ... filter definitions ...</text:p>
      <text:p text:style-name="P20"/>
      <text:p text:style-name="P21">return {</text:p>
      <text:p text:style-name="P22"><text:s text:c="2"/>{ Meta = Meta }, <text:s text:c="1"/>-- (1)</text:p>
      <text:p text:style-name="P23"><text:s text:c="2"/>{ Str = Str } <text:s text:c="4"/>-- (2)</text:p>
      <text:p text:style-name="P24">}</text:p>
      <text:p text:style-name="First_20_paragraph">Filter sets are applied in the order in which they are returned. All functions in set (1) are thus run before those in (2), causing the filter function for <text:span text:style-name="T2">Meta</text:span> to be run before the filtering of <text:span text:style-name="T2">Str</text:span> elements is started.</text:p>
      <text:h text:style-name="Heading_20_3" text:outline-level="3"><text:bookmark-start text:name="topdown-traversal"/>Topdown traversal<text:bookmark-end text:name="topdown-traversal"/></text:h>
      <text:p text:style-name="First_20_paragraph">It is sometimes more natural to traverse the document tree depth-first from the root towards the leaves, and all in a single run.</text:p>
      <text:p text:style-name="Text_20_body">For example, a block list <text:span text:style-name="NormalTok">[</text:span><text:span text:style-name="DataTypeTok">Plain</text:span><text:span text:style-name="NormalTok"><text:s text:c="1"/>[</text:span><text:span text:style-name="DataTypeTok">Str</text:span><text:span text:style-name="NormalTok"><text:s text:c="1"/></text:span><text:span text:style-name="StringTok">"a"</text:span><text:span text:style-name="NormalTok">], </text:span><text:span text:style-name="DataTypeTok">Para</text:span><text:span text:style-name="NormalTok"><text:s text:c="1"/>[</text:span><text:span text:style-name="DataTypeTok">Str</text:span><text:span text:style-name="NormalTok"><text:s text:c="1"/></text:span><text:span text:style-name="StringTok">"b"</text:span><text:span text:style-name="NormalTok">]]</text:span> will try the following filter functions, in order: <text:span text:style-name="Source_Text">Blocks</text:span>, <text:span text:style-name="Source_Text">Plain</text:span>, <text:span text:style-name="Source_Text">Inlines</text:span>, <text:span text:style-name="Source_Text">Str</text:span>, <text:span text:style-name="Source_Text">Para</text:span>, <text:span text:style-name="Source_Text">Inlines</text:span>, <text:span text:style-name="Source_Text">Str</text:span>.</text:p>
      <text:p text:style-name="Text_20_body">Topdown traversals can be cut short by returning <text:span text:style-name="Source_Text">false</text:span> as a second value from the filter function. No child-element of the returned element is processed in that case.</text:p>
      <text:p text:style-name="Text_20_body">For example, to exclude the contents of a footnote from being processed, one might write</text:p>
      <text:p text:style-name="P25">traverse = 'topdown'</text:p>
      <text:p text:style-name="P26">function Note (n)</text:p>
      <text:p text:style-name="P27"><text:s text:c="2"/>return n, false</text:p>
      <text:p text:style-name="P2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andoc Lua Filters</dc:title>
    <dc:description/>
    <dc:subject/>
    <meta:keyword/>
    <meta:initial-creator>Albert Krewinkel; John MacFarlane</meta:initial-creator>
    <dc:creator>Albert Krewinkel; John MacFarlane</dc:creator>
    <meta:creation-date>2023-05-28T17:57:11Z</meta:creation-date>
    <dc:date>2023-05-28T17:57:11Z</dc:date>
    <meta:user-defined meta:name="date" meta:value-type="string">January 10, 2020</meta:user-defined>
  </office:meta>
</office:document-meta>
</file>